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944cm" fo:margin-left="0cm" fo:margin-right="0cm" table:align="margins"/>
    </style:style>
    <style:style style:name="Table1.A" style:family="table-column">
      <style:table-column-properties style:column-width="0.924cm" style:rel-column-width="3197*"/>
    </style:style>
    <style:style style:name="Table1.B" style:family="table-column">
      <style:table-column-properties style:column-width="1.801cm" style:rel-column-width="6230*"/>
    </style:style>
    <style:style style:name="Table1.C" style:family="table-column">
      <style:table-column-properties style:column-width="2.434cm" style:rel-column-width="8420*"/>
    </style:style>
    <style:style style:name="Table1.D" style:family="table-column">
      <style:table-column-properties style:column-width="10.61cm" style:rel-column-width="36703*"/>
    </style:style>
    <style:style style:name="Table1.E" style:family="table-column">
      <style:table-column-properties style:column-width="3.175cm" style:rel-column-width="10985*"/>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use-window-font-color="true" style:font-name="Arial" fo:font-size="10pt" style:font-size-asian="10pt" style:font-size-complex="10pt"/>
    </style:style>
    <style:style style:name="P2" style:family="paragraph" style:parent-style-name="Standard">
      <style:text-properties style:use-window-font-color="true" style:font-name="Arial" fo:font-size="10pt" fo:font-weight="bold" style:font-size-asian="10pt" style:font-weight-asian="bold" style:font-size-complex="10pt" style:font-weight-complex="bold"/>
    </style:style>
    <style:style style:name="P3" style:family="paragraph" style:parent-style-name="Standard">
      <style:text-properties style:use-window-font-color="true" style:font-name="Times New Roman"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Standard">
      <style:text-properties style:use-window-font-color="true" style:font-name="Times New Roman" fo:font-size="10pt" style:font-name-asian="TimesNewRomanPSMT" style:font-size-asian="10pt" style:font-name-complex="TimesNewRomanPSMT" style:font-size-complex="10pt"/>
    </style:style>
    <style:style style:name="P5" style:family="paragraph" style:parent-style-name="Standard">
      <style:text-properties style:font-name="Arial" fo:font-size="8pt" style:font-name-asian="TimesNewRomanPSMT" style:font-size-asian="8pt" style:font-name-complex="TimesNewRomanPSMT" style:font-size-complex="8pt"/>
    </style:style>
    <style:style style:name="P6" style:family="paragraph" style:parent-style-name="Standard">
      <style:paragraph-properties fo:text-align="start" style:justify-single-word="false" style:text-autospace="none"/>
      <style:text-properties style:font-name="Arial" fo:font-size="8pt" style:font-name-asian="TimesNewRomanPSMT" style:font-size-asian="8pt" style:font-name-complex="TimesNewRomanPSMT" style:font-size-complex="8pt"/>
    </style:style>
    <style:style style:name="P7" style:family="paragraph" style:parent-style-name="Standard">
      <style:text-properties style:font-name="Arial" fo:font-size="10pt" style:font-size-asian="10pt" style:font-size-complex="10pt"/>
    </style:style>
    <style:style style:name="P8" style:family="paragraph" style:parent-style-name="Standard">
      <style:paragraph-properties fo:text-align="start" style:justify-single-word="false"/>
      <style:text-properties style:font-name="Arial" fo:font-size="10pt" style:font-size-asian="10pt" style:font-size-complex="10pt"/>
    </style:style>
    <style:style style:name="P9" style:family="paragraph" style:parent-style-name="Standard">
      <style:paragraph-properties fo:text-align="start" style:justify-single-word="false" style:text-autospace="none"/>
      <style:text-properties style:font-name="Arial" fo:font-size="10pt" style:font-size-asian="10pt" style:font-size-complex="10pt"/>
    </style:style>
    <style:style style:name="P10" style:family="paragraph" style:parent-style-name="Standard">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1" style:family="paragraph" style:parent-style-name="Standard">
      <style:text-properties style:font-name="Times New Roman" fo:font-size="10pt" fo:font-style="italic" fo:font-weight="bold" style:font-name-asian="TimesNewRomanPSMT" style:font-size-asian="10pt" style:font-style-asian="italic" style:font-weight-asian="bold" style:font-name-complex="TimesNewRomanPSMT" style:font-size-complex="10pt" style:font-style-complex="italic" style:font-weight-complex="bold"/>
    </style:style>
    <style:style style:name="P12" style:family="paragraph" style:parent-style-name="Standard">
      <style:text-properties style:font-name="Times New Roman" fo:font-size="10pt" style:font-name-asian="TimesNewRomanPSMT" style:font-size-asian="10pt" style:font-name-complex="TimesNewRomanPSMT" style:font-size-complex="10pt"/>
    </style:style>
    <style:style style:name="P13" style:family="paragraph" style:parent-style-name="Standard">
      <style:text-properties fo:color="#ff3333" style:font-name="Arial" fo:font-size="8pt" style:font-size-asian="8pt" style:font-size-complex="8pt"/>
    </style:style>
    <style:style style:name="P14" style:family="paragraph" style:parent-style-name="Standard">
      <style:text-properties fo:color="#ff3333" style:font-name="Arial" fo:font-size="10pt" style:font-size-asian="10pt" style:font-size-complex="10pt"/>
    </style:style>
    <style:style style:name="P15" style:family="paragraph" style:parent-style-name="Table_20_Contents">
      <style:text-properties fo:color="#ff3333" style:font-name="Arial" fo:font-size="10pt" fo:font-weight="bold" style:font-size-asian="10pt" style:font-weight-asian="bold" style:font-size-complex="10pt" style:font-weight-complex="bold"/>
    </style:style>
    <style:style style:name="P16" style:family="paragraph" style:parent-style-name="Table_20_Contents">
      <style:text-properties style:font-name="Arial" fo:font-size="10pt" style:font-size-asian="10pt" style:font-size-complex="10pt"/>
    </style:style>
    <style:style style:name="P17" style:family="paragraph" style:parent-style-name="Table_20_Contents">
      <style:paragraph-properties fo:text-align="center" style:justify-single-word="false"/>
      <style:text-properties style:font-name="Arial" fo:font-size="10pt" style:font-size-asian="10pt" style:font-size-complex="10pt"/>
    </style:style>
    <style:style style:name="P18" style:family="paragraph" style:parent-style-name="Table_20_Contents">
      <style:paragraph-properties fo:text-align="start" style:justify-single-word="false" style:text-autospace="none"/>
      <style:text-properties style:font-name="Arial" fo:font-size="10pt" fo:font-weight="normal" style:font-name-asian="TimesNewRomanPS-BoldMT" style:font-size-asian="10pt" style:font-weight-asian="normal" style:font-name-complex="TimesNewRomanPS-BoldMT" style:font-size-complex="10pt" style:font-weight-complex="normal"/>
    </style:style>
    <style:style style:name="P19" style:family="paragraph" style:parent-style-name="Table_20_Contents">
      <style:text-properties style:font-name="Arial" fo:font-size="10pt" fo:font-weight="normal" style:font-size-asian="10pt" style:font-weight-asian="normal" style:font-size-complex="10pt" style:font-weight-complex="normal"/>
    </style:style>
    <style:style style:name="P20" style:family="paragraph" style:parent-style-name="Table_20_Contents">
      <style:text-properties style:font-name="Arial" fo:font-size="10pt" fo:font-weight="bold" style:font-size-asian="10pt" style:font-weight-asian="bold" style:font-size-complex="10pt" style:font-weight-complex="bold"/>
    </style:style>
    <style:style style:name="P21" style:family="paragraph" style:parent-style-name="Table_20_Contents">
      <style:text-properties style:font-name="Arial" fo:font-size="8pt" style:font-size-asian="8pt" style:font-size-complex="8pt"/>
    </style:style>
    <style:style style:name="P22" style:family="paragraph" style:parent-style-name="Text_20_body">
      <style:paragraph-properties fo:text-align="start" style:justify-single-word="false"/>
      <style:text-properties style:font-name="Arial" fo:font-size="16pt"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use-window-font-color="true"/>
    </style:style>
    <style:style style:name="T5" style:family="text">
      <style:text-properties fo:font-size="8pt" style:font-size-asian="8pt" style:font-size-complex="8pt"/>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HJ-185IMH Functional Desriptio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PIN</text:p>
          </table:table-cell>
          <table:table-cell table:style-name="Table1.A1" office:value-type="string">
            <text:p text:style-name="P17">NAME</text:p>
          </table:table-cell>
          <table:table-cell table:style-name="Table1.A1" office:value-type="string">
            <text:p text:style-name="P17">FUNCTION</text:p>
          </table:table-cell>
          <table:table-cell table:style-name="Table1.A1" office:value-type="string">
            <text:p text:style-name="P17">DESCRIPTION</text:p>
          </table:table-cell>
          <table:table-cell table:style-name="Table1.E1" office:value-type="string">
            <text:p text:style-name="P17"/>
          </table:table-cell>
        </table:table-row>
        <table:table-row>
          <table:table-cell table:style-name="Table1.A2" office:value-type="float" office:value="4">
            <text:p text:style-name="P17">4</text:p>
          </table:table-cell>
          <table:table-cell table:style-name="Table1.B2" office:value-type="string">
            <text:p text:style-name="P17">P0.12</text:p>
          </table:table-cell>
          <table:table-cell table:style-name="Table1.B2" office:value-type="string">
            <text:p text:style-name="P16">BLE-TX</text:p>
          </table:table-cell>
          <table:table-cell table:style-name="Table1.B2" office:value-type="string">
            <text:p text:style-name="P6">In the transparent transmission mode, this pin is the TX pin of the serial port, which is connected to the RX pin of the MCU.</text:p>
          </table:table-cell>
          <table:table-cell table:style-name="Table1.E2" office:value-type="string">
            <text:p text:style-name="P9"/>
          </table:table-cell>
        </table:table-row>
        <table:table-row>
          <table:table-cell table:style-name="Table1.A2" office:value-type="float" office:value="5">
            <text:p text:style-name="P17">5</text:p>
          </table:table-cell>
          <table:table-cell table:style-name="Table1.B2" office:value-type="string">
            <text:p text:style-name="P17">P0.05</text:p>
          </table:table-cell>
          <table:table-cell table:style-name="Table1.B2" office:value-type="string">
            <text:p text:style-name="P18">BLE-RX</text:p>
          </table:table-cell>
          <table:table-cell table:style-name="Table1.B2" office:value-type="string">
            <text:p text:style-name="P6">In the transparent transmission mode, this pin is the RX pin of serial port, which is connected to the TX pin of the MCU.</text:p>
          </table:table-cell>
          <table:table-cell table:style-name="Table1.E2" office:value-type="string">
            <text:p text:style-name="P9"/>
          </table:table-cell>
        </table:table-row>
        <table:table-row>
          <table:table-cell table:style-name="Table1.A2" office:value-type="float" office:value="7">
            <text:p text:style-name="P17">7</text:p>
          </table:table-cell>
          <table:table-cell table:style-name="Table1.B2" office:value-type="string">
            <text:p text:style-name="P17">VCC_IN</text:p>
          </table:table-cell>
          <table:table-cell table:style-name="Table1.B2" office:value-type="string">
            <text:p text:style-name="P16">Power</text:p>
          </table:table-cell>
          <table:table-cell table:style-name="Table1.B2" office:value-type="string">
            <text:p text:style-name="P5">Power input port, supply voltage: DC1.7V ~ 3.6V</text:p>
          </table:table-cell>
          <table:table-cell table:style-name="Table1.E2" office:value-type="string">
            <text:p text:style-name="P7">1.7-3.6Vdc</text:p>
          </table:table-cell>
        </table:table-row>
        <table:table-row>
          <table:table-cell table:style-name="Table1.A2" office:value-type="float" office:value="9">
            <text:p text:style-name="P17">9</text:p>
          </table:table-cell>
          <table:table-cell table:style-name="Table1.B2" office:value-type="string">
            <text:p text:style-name="P17">P0.02</text:p>
          </table:table-cell>
          <table:table-cell table:style-name="Table1.B2" office:value-type="string">
            <text:p text:style-name="P16">Serial port Receiving</text:p>
          </table:table-cell>
          <table:table-cell table:style-name="Table1.B2" office:value-type="string">
            <text:p text:style-name="P21">P0.01=0, serial port receiving function enabled. At this time, the module works at full speed.<text:span text:style-name="T2"> It can send instructions or </text:span><text:span text:style-name="T1">transmit data in transparent transmission mode.</text:span>The current consumption of the module will be up <text:span text:style-name="T1">300-400μA.</text:span></text:p>
            <text:p text:style-name="P21">P0.01=1, the serial port receiving function has been disabled. Module working in low power mode. If you broadcast once a second, the current consumption of the module will be less than <text:span text:style-name="T1">15μA</text:span>. If the broadcast is stopped, the current consumption of the module will be less than <text:span text:style-name="T1">2μA</text:span>. When the setting is active high,</text:p>
            <text:p text:style-name="P21">??? <text:span text:style-name="T3">P0.01=1, serial port receiving function enabled;P0.01=0, the serial port receiving function has been disabled.</text:span></text:p>
          </table:table-cell>
          <table:table-cell table:style-name="Table1.E2" office:value-type="string">
            <text:p text:style-name="P16"/>
            <text:p text:style-name="P16"/>
            <text:p text:style-name="P15">LOW-Enabled</text:p>
            <text:p text:style-name="P16">HIGH-Disabled</text:p>
          </table:table-cell>
        </table:table-row>
        <table:table-row>
          <table:table-cell table:style-name="Table1.A2" office:value-type="float" office:value="14">
            <text:p text:style-name="P17">14</text:p>
          </table:table-cell>
          <table:table-cell table:style-name="Table1.B2" office:value-type="string">
            <text:p text:style-name="P17">P0.16</text:p>
          </table:table-cell>
          <table:table-cell table:style-name="Table1.B2" office:value-type="string">
            <text:p text:style-name="P16">App Config Mode</text:p>
          </table:table-cell>
          <table:table-cell table:style-name="Table1.B2" office:value-type="string">
            <text:p text:style-name="P21">When this pin is input to a high level, module allows APP to send instructions to configure all parameters of the module.</text:p>
            <text:p text:style-name="P21">When this pin is input to low level, it is forbidden for APP to configure or read the parameters of the module.</text:p>
          </table:table-cell>
          <table:table-cell table:style-name="Table1.E2" office:value-type="string">
            <text:p text:style-name="P16">LOW-Disabled</text:p>
            <text:p text:style-name="P15">HIGH-Enbled</text:p>
          </table:table-cell>
        </table:table-row>
        <table:table-row>
          <table:table-cell table:style-name="Table1.A2" office:value-type="float" office:value="15">
            <text:p text:style-name="P17">15</text:p>
          </table:table-cell>
          <table:table-cell table:style-name="Table1.B2" office:value-type="string">
            <text:p text:style-name="P17">P0.18</text:p>
          </table:table-cell>
          <table:table-cell table:style-name="Table1.B2" office:value-type="string">
            <text:p text:style-name="P16">Serial Transmit path selection</text:p>
          </table:table-cell>
          <table:table-cell table:style-name="Table1.B2" office:value-type="string">
            <text:p text:style-name="P21">Transmit Path Selection Pin for Data Received by Serial Port</text:p>
            <text:p text:style-name="P21"/>
            <text:p text:style-name="P21">Assuming that the module has been connected to the slave:</text:p>
            <text:p text:style-name="P21">When this pin is input at high level, the data received by the module from the serial port is sent to the connected slaves.</text:p>
            <text:p text:style-name="P21">When this pin is input at low level or not connected, the data received by the module from the serial port is sent to the host or mobile APP which connected to module.</text:p>
            <text:p text:style-name="P21"/>
            <text:p text:style-name="P21">When the module is not connected to the external</text:p>
            <text:p text:style-name="P21">slave, no matter what the state of this pin is, the</text:p>
            <text:p text:style-name="P21">data is sent to the host or mobile APP which connected to the module.</text:p>
          </table:table-cell>
          <table:table-cell table:style-name="Table1.E2" office:value-type="string">
            <text:p text:style-name="P16">Has Slave:</text:p>
            <text:p text:style-name="P16">HIGH-send to Slave</text:p>
            <text:p text:style-name="P20">LOW-send to Host orApp</text:p>
            <text:p text:style-name="P20"/>
            <text:p text:style-name="P19">No Slaves:</text:p>
            <text:p text:style-name="P19">HIGH/LOW-sends to host or App</text:p>
          </table:table-cell>
        </table:table-row>
      </table:table>
      <text:p text:style-name="P13"/>
      <text:p text:style-name="P7">FFF1 - <text:s/>APP Reads from MCU</text:p>
      <text:p text:style-name="P1">FFF2 - <text:s/>APP Sends to MCU</text:p>
      <text:p text:style-name="P1">FFF3 - <text:s/>RX/TX chip to APP for configs</text:p>
      <text:p text:style-name="P14">Reconect BLE app after setting params for reading/writing<text:tab/><text:tab/>Atmega328p @ 8MHz SoftSerial baud 57600</text:p>
      <text:p text:style-name="P1">SERIAL RECEIVE ENABLE</text:p>
      <text:p text:style-name="P2">PIN9 - LOW<text:tab/><text:tab/>APP sends <text:s/>to MCU<text:tab/>MCU RECEIVES</text:p>
      <text:p text:style-name="P1">PIN9 - HIGH<text:tab/><text:tab/>APP sends <text:s/>to MCU <text:tab/>MCU NOT receive</text:p>
      <text:p text:style-name="P1">PIN9 - FLOAT<text:tab/><text:tab/>APP sends <text:s/>to MCU<text:tab/>MCU NOT receive</text:p>
      <text:p text:style-name="P1"/>
      <text:p text:style-name="P1">APP CONFIGURATION</text:p>
      <text:p text:style-name="P2">PIN14 - HIGH<text:tab/><text:tab/>APP Config - YES</text:p>
      <text:p text:style-name="P1">PIN14 - LOW<text:tab/><text:tab/>APP Config - NOT allowed</text:p>
      <text:p text:style-name="P1">PIN14 - FLOAT<text:tab/><text:tab/>APP Config - NOT allowed</text:p>
      <text:p text:style-name="P1"/>
      <text:p text:style-name="P8">In Slave Mode CONFIG – Serial or APP. APP <text:s/>PIN14 = HIHG. Serial PIN9 = LOW</text:p>
      <text:p text:style-name="P10">&lt;RD_NAME&gt;<text:span text:style-name="T4"> &lt;ST_NAME=xxx&gt;</text:span></text:p>
      <text:p text:style-name="P3">&lt;RD_ADV_ONOFF&gt;<text:tab/><text:tab/>&lt;ST_ADV_ONOFF=X&gt; <text:s/><text:tab/><text:tab/><text:tab/>X=1:BroadCast ON, X=0 BroadCast Off</text:p>
      <text:p text:style-name="P4">&lt;RD_ADV_DATA&gt; <text:tab/><text:tab/>&lt;ST_ADV_DATA=xx..xx&gt;<text:tab/><text:tab/><text:tab/>Set/Read Data about Broadcasting-HEX</text:p>
      <text:p text:style-name="P4">&lt;RD_ADV_GAP&gt;<text:tab/><text:tab/>&lt;ST_ADV_GAP=xx..xx&gt; <text:tab/><text:tab/><text:tab/>Broadcast gab 20-10`000ms</text:p>
      <text:p text:style-name="P12"><text:span text:style-name="T4">&lt;RD_CLIENT_LINK&gt;<text:tab/><text:tab/></text:span>&lt;ST_CLIENT_LINK=0&gt;<text:tab/><text:tab/><text:tab/><text:tab/>Disconnect from Host. Reads MAC</text:p>
      <text:p text:style-name="P12">&lt;RD_CON_MIN_GAP&gt;<text:tab/><text:tab/>&lt;ST_CON_MIN_GAP=xx..xx&gt;<text:tab/><text:tab/><text:tab/>Min connection gab 7.5-4000ms</text:p>
      <text:p text:style-name="P12"><text:span text:style-name="T4">&lt;RD_CON_MAX_GAP&gt;<text:tab/><text:tab/></text:span>&lt;ST_CON_MAX_GAP=yy..yy&gt; <text:tab/><text:tab/><text:tab/>Max connection Gap 7.5-4000ms</text:p>
      <text:p text:style-name="P12">&lt;RD_CON_TIMEOUT&gt;<text:tab/><text:tab/>&lt;ST_CON_TIMEOUT=xx..xx&gt;<text:tab/><text:tab/><text:tab/>Timeout of slave connection 500-8000ms</text:p>
      <text:p text:style-name="P11">&lt;RD_SECRET&gt;<text:tab/><text:tab/><text:tab/>&lt;ST_SECRET=xx..xx&gt; &lt;ST_CLEAR_SECRET=1&gt; <text:s/><text:tab/>Pasword. Up to 8 chars </text:p>
      <text:p text:style-name="P12">&lt;RD_SECRET_TIMEOUT&gt;<text:tab/>&lt;ST_SECRET_TIMEOUT=xx..xx&gt; <text:tab/><text:tab/>Pasword timeout 1-255s</text:p>
      <text:p text:style-name="P12">&lt;RD_SOFT_VERSION&gt;</text:p>
      <text:p text:style-name="P12">&lt;RD_TX_POWER&gt;<text:tab/><text:tab/>&lt;ST_TX_POWER=+4&gt; -40/-20/-16/-12/-8/-4/0+3/+4dBm</text:p>
      <text:p text:style-name="P12"><text:tab/><text:tab/><text:tab/><text:tab/>&lt;ST_RESET_BLE&gt; <text:tab/><text:tab/><text:tab/><text:tab/>Resest BLE after 500ms</text:p>
      <text:p text:style-name="P11">&lt;RD_BAUD&gt;<text:tab/><text:tab/><text:tab/>&lt;ST_BAUD=xx..xx&gt;<text:tab/><text:span text:style-name="T5">1200/2400/4800/9600/19200/38400/57600/115200/230400/460800/921600 bps</text:span></text:p>
      <text:p text:style-name="P12">&lt;RD_BLE_MAC&gt;</text:p>
      <text:p text:style-name="P12"><text:tab/><text:tab/><text:tab/><text:tab/>&lt;ST_OWN_MAC=xxxxxxxxxxxx&gt;<text:tab/><text:tab/>Set User-Defined <text:s/>MAC address</text:p>
      <text:p text:style-name="P12"><text:tab/><text:tab/><text:tab/><text:tab/>&lt;ST_OWN_MAC=0&gt;<text:tab/><text:tab/><text:tab/><text:tab/>Cancel User-Defined MAC address</text:p>
      <text:p text:style-name="P12">&lt;RD_T1&gt;<text:tab/><text:tab/><text:tab/>&lt;ST_T1=x&gt;<text:tab/><text:tab/><text:tab/>1-255ms T1 value – App receiving indicator PIN10</text:p>
      <text:p text:style-name="P12">&lt;RD_UART_EVEN&gt;<text:tab/><text:tab/>&lt;ST_UART_EVEN=x&gt; <text:tab/><text:tab/><text:tab/><text:tab/>1-enables even parity. 0-disabled</text:p>
      <text:p text:style-name="P12">&lt;RD_AD_WAIT&gt;<text:tab/><text:tab/>&lt;ST_AD_WAIT=x&gt;<text:tab/><text:tab/><text:tab/><text:tab/>Set/Red PIN10 puldown delay 1-255ms</text:p>
      <text:p text:style-name="P12">&lt;RD_UART_PULL&gt;<text:tab/><text:tab/>&lt;ST_UART_PULL=x&gt;<text:tab/> BLE RX pullup – 1-Enable, 0-Disable Internal Pull-up <text:s/>- PIN5</text:p>
      <text:p text:style-name="P12"><text:tab/><text:tab/><text:tab/><text:tab/>&lt;ST_FACTORY=1&gt;<text:tab/><text:tab/><text:tab/><text:tab/>RESTORE FACTORY SETTINGS</text:p>
      <text:p text:style-name="P11">&lt;RD_WAKEUP_HIGH&gt;<text:tab/><text:tab/>&lt;ST_WAKEUP_HIGH=x&gt; <text:tab/><text:tab/>1-Active HIGH 0-Active LOW(default) PIN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725cm" fo:margin-bottom="0.367cm" fo:margin-left="1.191cm" fo:margin-right="0.86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0M1S</meta:editing-duration>
    <meta:editing-cycles>98</meta:editing-cycles>
    <meta:generator>OpenOffice/4.1.6$Win32 OpenOffice.org_project/416m1$Build-9790</meta:generator>
    <dc:date>2020-11-25T23:01:32.77</dc:date>
    <dc:creator>Artis Kirsteins</dc:creator>
    <meta:document-statistic meta:table-count="1" meta:image-count="0" meta:object-count="0" meta:page-count="1" meta:paragraph-count="84" meta:word-count="605" meta:character-count="4075"/>
    <meta:user-defined meta:name="Info 1"/>
    <meta:user-defined meta:name="Info 2"/>
    <meta:user-defined meta:name="Info 3"/>
    <meta:user-defined meta:name="Info 4"/>
  </office:meta>
</office:document-meta>
</file>